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1.61cm" fo:min-width="1.36cm" fo:padding-top="0.15cm" fo:padding-bottom="0.15cm" fo:padding-left="0.275cm" fo:padding-right="0.275cm" style:protect="size"/>
    </style:style>
    <style:style style:name="gr2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7.9cm" fo:min-width="7.65cm" fo:padding-top="0.15cm" fo:padding-bottom="0.15cm" fo:padding-left="0.275cm" fo:padding-right="0.275cm" style:protect="size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3.378cm" fo:min-width="3.128cm" fo:padding-top="0.15cm" fo:padding-bottom="0.15cm" fo:padding-left="0.275cm" fo:padding-right="0.275cm" style:protect="size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974cm" fo:min-width="0.724cm" fo:padding-top="0.15cm" fo:padding-bottom="0.15cm" fo:padding-left="0.275cm" fo:padding-right="0.275cm" style:protect="size"/>
    </style:style>
    <style:style style:name="gr5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9cm" fo:min-width="0.65cm" fo:padding-top="0.15cm" fo:padding-bottom="0.15cm" fo:padding-left="0.275cm" fo:padding-right="0.275cm" style:protect="size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6.064cm" fo:min-width="5.814cm" fo:padding-top="0.15cm" fo:padding-bottom="0.15cm" fo:padding-left="0.275cm" fo:padding-right="0.275cm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4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2.7cm" svg:x="25.1cm" svg:y="16.8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8.2cm" svg:height="8.2cm" svg:x="19.293cm" svg:y="2.06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2.7cm" svg:x="25.144cm" svg:y="12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9.976cm" svg:y="1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9.976cm" svg:y="11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2cm" svg:height="5.2cm" svg:x="14.1cm" svg:y="1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1.3cm" svg:y="13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7.756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11.161cm" svg:y="1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4.456cm" svg:y="13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7.899cm" svg:y="13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11.256cm" svg:y="13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1.373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1.8cm" svg:x="4.461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cm" svg:height="1.2cm" svg:x="9.859cm" svg:y="8.4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1.2cm" svg:x="6.8cm" svg:y="8.3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1.2cm" svg:x="3.8cm" svg:y="8.3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1.2cm" svg:x="12.8cm" svg:y="8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cm" svg:height="1.2cm" svg:x="2.608cm" svg:y="4.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8cm" svg:height="1.8cm" svg:x="2.333cm" svg:y="1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13.076cm" svg:y="2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7cm" svg:height="2.7cm" svg:x="8.059cm" svg:y="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9cm" svg:height="9cm" svg:x="18.776cm" svg:y="1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56cm" svg:height="0.962cm" svg:x="8.896cm" svg:y="1.6cm">
          <draw:text-box>
            <text:p><text:span text:style-name="T1">A</text:span></text:p>
          </draw:text-box>
        </draw:frame>
        <draw:frame draw:style-name="gr8" draw:text-style-name="P2" draw:layer="layout" svg:width="2.75cm" svg:height="0.962cm" svg:x="13.962cm" svg:y="1.6cm">
          <draw:text-box>
            <text:p><text:span text:style-name="T1">B</text:span></text:p>
          </draw:text-box>
        </draw:frame>
        <draw:frame draw:style-name="gr9" draw:text-style-name="P2" draw:layer="layout" svg:width="2.407cm" svg:height="0.962cm" svg:x="2.066cm" svg:y="0.627cm">
          <draw:text-box>
            <text:p><text:span text:style-name="T1">Power</text:span></text:p>
          </draw:text-box>
        </draw:frame>
        <draw:frame draw:style-name="gr10" draw:text-style-name="P2" draw:layer="layout" svg:width="1.243cm" svg:height="0.962cm" svg:x="3.74cm" svg:y="6.66cm">
          <draw:text-box>
            <text:p><text:span text:style-name="T1">T0</text:span></text:p>
          </draw:text-box>
        </draw:frame>
        <draw:frame draw:style-name="gr10" draw:text-style-name="P2" draw:layer="layout" svg:width="1.243cm" svg:height="0.962cm" svg:x="6.8cm" svg:y="6.6cm">
          <draw:text-box>
            <text:p><text:span text:style-name="T1">T1</text:span></text:p>
          </draw:text-box>
        </draw:frame>
        <draw:frame draw:style-name="gr10" draw:text-style-name="P2" draw:layer="layout" svg:width="1.243cm" svg:height="0.962cm" svg:x="9.74cm" svg:y="6.6cm">
          <draw:text-box>
            <text:p><text:span text:style-name="T1">T2</text:span></text:p>
          </draw:text-box>
        </draw:frame>
        <draw:frame draw:style-name="gr10" draw:text-style-name="P2" draw:layer="layout" svg:width="1.243cm" svg:height="0.962cm" svg:x="12.74cm" svg:y="6.6cm">
          <draw:text-box>
            <text:p><text:span text:style-name="T1">T3</text:span></text:p>
          </draw:text-box>
        </draw:frame>
        <draw:frame draw:style-name="gr11" draw:text-style-name="P2" draw:layer="layout" svg:width="1.277cm" svg:height="0.962cm" svg:x="1.74cm" svg:y="12.1cm">
          <draw:text-box>
            <text:p><text:span text:style-name="T1">S0</text:span></text:p>
          </draw:text-box>
        </draw:frame>
        <draw:frame draw:style-name="gr11" draw:text-style-name="P2" draw:layer="layout" svg:width="1.277cm" svg:height="0.962cm" svg:x="4.762cm" svg:y="12.111cm">
          <draw:text-box>
            <text:p><text:span text:style-name="T1">S1</text:span></text:p>
          </draw:text-box>
        </draw:frame>
        <draw:frame draw:style-name="gr11" draw:text-style-name="P2" draw:layer="layout" svg:width="1.277cm" svg:height="0.962cm" svg:x="8.218cm" svg:y="12.1cm">
          <draw:text-box draw:corner-radius="0.082cm">
            <text:p><text:span text:style-name="T1">S2</text:span></text:p>
          </draw:text-box>
        </draw:frame>
        <draw:frame draw:style-name="gr12" draw:text-style-name="P2" draw:layer="layout" svg:width="1.277cm" svg:height="0.962cm" svg:x="11.523cm" svg:y="12.1cm">
          <draw:text-box>
            <text:p><text:span text:style-name="T1">S3</text:span></text:p>
          </draw:text-box>
        </draw:frame>
        <draw:frame draw:style-name="gr12" draw:text-style-name="P2" draw:layer="layout" svg:width="1.277cm" svg:height="0.962cm" svg:x="1.873cm" svg:y="16.1cm">
          <draw:text-box>
            <text:p><text:span text:style-name="T1">S4</text:span></text:p>
          </draw:text-box>
        </draw:frame>
        <draw:frame draw:style-name="gr11" draw:text-style-name="P2" draw:layer="layout" svg:width="1.277cm" svg:height="0.962cm" svg:x="4.559cm" svg:y="16.1cm">
          <draw:text-box>
            <text:p><text:span text:style-name="T1">S5</text:span></text:p>
          </draw:text-box>
        </draw:frame>
        <draw:frame draw:style-name="gr12" draw:text-style-name="P2" draw:layer="layout" svg:width="1.277cm" svg:height="0.962cm" svg:x="7.983cm" svg:y="16.1cm">
          <draw:text-box>
            <text:p><text:span text:style-name="T1">S6</text:span></text:p>
          </draw:text-box>
        </draw:frame>
        <draw:frame draw:style-name="gr11" draw:text-style-name="P2" draw:layer="layout" svg:width="1.277cm" svg:height="0.962cm" svg:x="11.329cm" svg:y="16.152cm">
          <draw:text-box>
            <text:p><text:span text:style-name="T1">S7</text:span></text:p>
          </draw:text-box>
        </draw:frame>
        <draw:frame draw:style-name="gr13" draw:text-style-name="P2" draw:layer="layout" svg:width="2.124cm" svg:height="1.853cm" svg:x="15.676cm" svg:y="18.747cm">
          <draw:text-box>
            <text:p><text:span text:style-name="T1">&lt; X &gt;</text:span></text:p>
          </draw:text-box>
        </draw:frame>
        <draw:frame draw:style-name="gr14" draw:text-style-name="P2" draw:layer="layout" svg:width="0.925cm" svg:height="2.384cm" svg:x="13.175cm" svg:y="15.091cm">
          <draw:text-box>
            <text:p><text:span text:style-name="T1">^</text:span><text:span text:style-name="T1"><text:line-break/></text:span><text:span text:style-name="T1">Y</text:span><text:span text:style-name="T1"><text:line-break/></text:span><text:span text:style-name="T1">v</text:span></text:p>
          </draw:text-box>
        </draw:frame>
        <draw:frame draw:style-name="gr11" draw:text-style-name="P2" draw:layer="layout" svg:width="1.277cm" svg:height="0.962cm" svg:x="20.762cm" svg:y="10.984cm">
          <draw:text-box draw:corner-radius="2.5cm">
            <text:p><text:span text:style-name="T1">P0</text:span></text:p>
          </draw:text-box>
        </draw:frame>
        <draw:frame draw:style-name="gr11" draw:text-style-name="P2" draw:layer="layout" svg:width="1.277cm" svg:height="0.962cm" svg:x="25.672cm" svg:y="11.1cm">
          <draw:text-box>
            <text:p><text:span text:style-name="T1">P1</text:span></text:p>
          </draw:text-box>
        </draw:frame>
        <draw:frame draw:style-name="gr11" draw:text-style-name="P2" draw:layer="layout" svg:width="1.277cm" svg:height="0.962cm" svg:x="20.8cm" svg:y="15.638cm">
          <draw:text-box>
            <text:p><text:span text:style-name="T1">P2</text:span></text:p>
          </draw:text-box>
        </draw:frame>
        <draw:frame draw:style-name="gr11" draw:text-style-name="P2" draw:layer="layout" svg:width="1.277cm" svg:height="0.962cm" svg:x="25.623cm" svg:y="15.677cm">
          <draw:text-box>
            <text:p><text:span text:style-name="T1">P3</text:span></text:p>
          </draw:text-box>
        </draw:frame>
        <draw:frame draw:style-name="gr7" draw:text-style-name="P2" draw:layer="layout" svg:width="2.123cm" svg:height="0.962cm" svg:x="10.8cm" svg:y="1.6cm">
          <draw:text-box>
            <text:p><text:span text:style-name="T1">Leve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0.6cm" fo:margin-left="0.8cm" fo:margin-right="0.8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05T13:02:18.942189230</meta:creation-date>
    <dc:date>2020-05-17T10:42:44.589400148</dc:date>
    <meta:editing-duration>PT31M11S</meta:editing-duration>
    <meta:editing-cycles>7</meta:editing-cycles>
    <meta:generator>LibreOffice/6.3.5.2$Linux_X86_64 LibreOffice_project/30$Build-2</meta:generator>
    <meta:print-date>2020-05-05T20:09:46.781753308</meta:print-date>
    <meta:document-statistic meta:object-count="45"/>
  </office:meta>
</office:document-meta>
</file>